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80ab" officeooo:paragraph-rsid="000380ab"/>
    </style:style>
    <style:style style:name="P2" style:family="paragraph" style:parent-style-name="Standard">
      <style:paragraph-properties fo:text-align="justify" style:justify-single-word="false"/>
      <style:text-properties style:font-name="Arial" fo:font-style="normal" officeooo:rsid="000380ab" officeooo:paragraph-rsid="000380ab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officeooo:rsid="000380ab" officeooo:paragraph-rsid="000380ab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3pt" fo:font-style="normal" officeooo:rsid="000380ab" officeooo:paragraph-rsid="000380ab" style:font-size-asian="13pt" style:font-style-asian="normal" style:font-size-complex="13pt" style:font-style-complex="normal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fo:font-size="12pt" fo:font-weight="normal" officeooo:rsid="000e479c" officeooo:paragraph-rsid="000c6bc9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fo:font-size="12pt" fo:font-weight="normal" officeooo:rsid="000e479c" officeooo:paragraph-rsid="000e479c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fo:font-size="12pt" officeooo:paragraph-rsid="00159954" style:font-size-asian="12pt" style:font-size-complex="12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fo:font-size="12pt" fo:font-style="normal" officeooo:rsid="00054a13" officeooo:paragraph-rsid="00159954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ff8dc" fo:background-color="#ffffff" style:font-style-asian="normal" style:font-weight-asian="bold" style:font-style-complex="normal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6cm" style:auto-text-indent="false" style:page-number="auto" fo:background-color="transparent"/>
      <style:text-properties officeooo:rsid="000380ab" officeooo:paragraph-rsid="000380ab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6cm" style:auto-text-indent="false" style:page-number="auto" fo:background-color="transparent"/>
      <style:text-properties style:font-name="Arial" fo:font-style="normal" officeooo:rsid="000380ab" officeooo:paragraph-rsid="000380ab" style:font-style-asian="normal" style:font-style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.6cm" style:auto-text-indent="false" fo:background-color="transparent"/>
      <style:text-properties officeooo:rsid="000380ab" officeooo:paragraph-rsid="000380ab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.6cm" style:auto-text-indent="false" fo:background-color="transparent"/>
      <style:text-properties officeooo:paragraph-rsid="000380ab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.6cm" style:auto-text-indent="false" fo:background-color="transparent"/>
      <style:text-properties style:font-name="Arial" fo:font-style="normal" fo:font-weight="normal" officeooo:rsid="000b59c4" officeooo:paragraph-rsid="00159954" style:font-style-asian="normal" style:font-weight-asian="normal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.6cm" style:auto-text-indent="false" fo:background-color="transparent"/>
      <style:text-properties style:font-name="Arial" fo:font-style="normal" officeooo:rsid="000380ab" officeooo:paragraph-rsid="000380ab" style:font-style-asian="normal" style:font-style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.6cm" style:auto-text-indent="false" fo:background-color="transparent"/>
      <style:text-properties style:font-name="Arial" fo:font-style="normal" officeooo:rsid="00054a13" officeooo:paragraph-rsid="000380ab" style:font-style-asian="normal" style:font-style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380ab" officeooo:paragraph-rsid="000380ab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54a13" officeooo:paragraph-rsid="00054a13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style="normal" officeooo:rsid="000380ab" officeooo:paragraph-rsid="000380ab" style:font-style-asian="normal" style:font-style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style="normal" officeooo:rsid="000380ab" officeooo:paragraph-rsid="00159954" style:font-style-asian="normal" style:font-style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style="normal" officeooo:rsid="000380ab" officeooo:paragraph-rsid="0012ae23" style:font-style-asian="normal" style:font-style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style="normal" officeooo:rsid="00054a13" officeooo:paragraph-rsid="00054a13" style:font-style-asian="normal" style:font-style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style="normal" officeooo:rsid="000880dd" officeooo:paragraph-rsid="0012ae23" style:font-style-asian="normal" style:font-style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style="normal" fo:font-weight="bold" officeooo:rsid="000880dd" officeooo:paragraph-rsid="000880dd" style:font-style-asian="normal" style:font-weight-asian="bold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style="normal" fo:font-weight="bold" officeooo:rsid="000880dd" officeooo:paragraph-rsid="00159954" style:font-style-asian="normal" style:font-weight-asian="bold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style="normal" fo:font-weight="bold" officeooo:rsid="000c6bc9" officeooo:paragraph-rsid="00159954" style:font-style-asian="normal" style:font-weight-asian="bold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style="normal" fo:font-weight="normal" officeooo:rsid="000880dd" officeooo:paragraph-rsid="000c6bc9" style:font-style-asian="normal" style:font-weight-asian="normal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style="normal" fo:font-weight="normal" officeooo:rsid="000880dd" officeooo:paragraph-rsid="00159954" style:font-style-asian="normal" style:font-weight-asian="normal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weight="normal" officeooo:rsid="000c6bc9" officeooo:paragraph-rsid="000c6bc9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weight="normal" officeooo:rsid="000ddd19" officeooo:paragraph-rsid="000c6bc9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officeooo:paragraph-rsid="000c6bc9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officeooo:rsid="000c6bc9" officeooo:paragraph-rsid="000c6bc9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0ddd19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tyle="italic" fo:font-weight="bold" officeooo:rsid="000380ab" officeooo:paragraph-rsid="000380ab" style:font-style-asian="italic" style:font-weight-asian="bold" style:font-style-complex="italic" style:font-weight-complex="bold"/>
    </style:style>
    <style:style style:name="P3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tyle="italic" fo:font-weight="bold" officeooo:paragraph-rsid="000380ab" style:font-style-asian="italic" style:font-weight-asian="bold" style:font-style-complex="italic" style:font-weight-complex="bold"/>
    </style:style>
    <style:style style:name="P3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0380ab"/>
    </style:style>
    <style:style style:name="P3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054a13" officeooo:paragraph-rsid="00054a13"/>
    </style:style>
    <style:style style:name="P3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" fo:font-style="normal" fo:font-weight="normal" officeooo:rsid="000b59c4" officeooo:paragraph-rsid="00159954" style:font-style-asian="normal" style:font-weight-asian="normal" style:font-style-complex="normal" style:font-weight-complex="normal"/>
    </style:style>
    <style:style style:name="P40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" fo:font-style="normal" fo:font-weight="normal" officeooo:rsid="000380ab" officeooo:paragraph-rsid="00159954" style:font-style-asian="normal" style:font-weight-asian="normal" style:font-style-complex="normal" style:font-weight-complex="normal"/>
    </style:style>
    <style:style style:name="P4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" fo:font-style="normal" fo:font-weight="normal" officeooo:rsid="000880dd" officeooo:paragraph-rsid="00159954" style:font-style-asian="normal" style:font-weight-asian="normal" style:font-style-complex="normal" style:font-weight-complex="normal"/>
    </style:style>
    <style:style style:name="P4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" fo:font-style="normal" fo:font-weight="normal" officeooo:rsid="00054a13" officeooo:paragraph-rsid="00159954" style:font-style-asian="normal" style:font-weight-asian="normal" style:font-style-complex="normal" style:font-weight-complex="normal"/>
    </style:style>
    <style:style style:name="P4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" fo:font-size="14pt" fo:font-style="normal" style:text-underline-style="none" fo:font-weight="normal" officeooo:rsid="000880dd" officeooo:paragraph-rsid="00159954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" fo:font-size="12pt" fo:font-weight="normal" officeooo:rsid="000e479c" officeooo:paragraph-rsid="000e479c" style:font-size-asian="12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Arial" fo:font-size="16pt" fo:font-style="normal" fo:font-weight="bold" officeooo:rsid="000380ab" officeooo:paragraph-rsid="000380ab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Standard" style:list-style-name="L4">
      <style:paragraph-properties fo:text-align="justify" style:justify-single-word="false"/>
      <style:text-properties fo:color="#000000" style:font-name="Arial" fo:font-weight="normal" officeooo:rsid="000ff8dc" style:font-weight-asian="normal" style:font-weight-complex="normal"/>
    </style:style>
    <style:style style:name="P48" style:family="paragraph" style:parent-style-name="Standard" style:list-style-name="L4">
      <style:paragraph-properties fo:text-align="justify" style:justify-single-word="false"/>
      <style:text-properties fo:color="#000000" style:font-name="Arial" fo:font-weight="normal" style:font-weight-asian="normal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fo:color="#000000" style:font-name="Arial" fo:font-weight="normal" officeooo:paragraph-rsid="0011ec37" style:font-weight-asian="normal" style:font-weight-complex="normal"/>
    </style:style>
    <style:style style:name="T1" style:family="text">
      <style:text-properties officeooo:rsid="000380ab"/>
    </style:style>
    <style:style style:name="T2" style:family="text">
      <style:text-properties fo:font-style="italic" officeooo:rsid="00054a13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54a13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380ab" style:font-style-asian="italic" style:font-weight-asian="bold" style:font-style-complex="italic" style:font-weight-complex="bold"/>
    </style:style>
    <style:style style:name="T6" style:family="text">
      <style:text-properties officeooo:rsid="00054a13"/>
    </style:style>
    <style:style style:name="T7" style:family="text">
      <style:text-properties officeooo:rsid="000c6bc9"/>
    </style:style>
    <style:style style:name="T8" style:family="text">
      <style:text-properties officeooo:rsid="0011ec37"/>
    </style:style>
    <style:style style:name="T9" style:family="text">
      <style:text-properties officeooo:rsid="000bcbc1"/>
    </style:style>
    <style:style style:name="T10" style:family="text">
      <style:text-properties officeooo:rsid="000880dd"/>
    </style:style>
    <style:style style:name="T11" style:family="text">
      <style:text-properties officeooo:rsid="0015995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54a13" style:font-weight-asian="bold" style:font-weight-complex="bold"/>
    </style:style>
    <style:style style:name="T14" style:family="text">
      <style:text-properties fo:font-weight="bold" officeooo:rsid="000c6bc9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380ab" style:font-weight-asian="normal" style:font-weight-complex="normal"/>
    </style:style>
    <style:style style:name="T17" style:family="text">
      <style:text-properties fo:font-weight="normal" officeooo:rsid="00054a13" style:font-weight-asian="normal" style:font-weight-complex="normal"/>
    </style:style>
    <style:style style:name="T18" style:family="text">
      <style:text-properties fo:font-weight="normal" officeooo:rsid="000c6bc9" style:font-weight-asian="normal" style:font-weight-complex="normal"/>
    </style:style>
    <style:style style:name="T19" style:family="text">
      <style:text-properties fo:font-weight="normal" officeooo:rsid="000ddd19" style:font-weight-asian="normal" style:font-weight-complex="normal"/>
    </style:style>
    <style:style style:name="T20" style:family="text">
      <style:text-properties fo:font-weight="normal" officeooo:rsid="00093d33" style:font-weight-asian="normal" style:font-weight-complex="normal"/>
    </style:style>
    <style:style style:name="T21" style:family="text">
      <style:text-properties fo:font-weight="normal" officeooo:rsid="00166946" style:font-weight-asian="normal" style:font-weight-complex="normal"/>
    </style:style>
    <style:style style:name="T22" style:family="text">
      <style:text-properties fo:font-weight="normal" officeooo:rsid="000e479c" style:font-weight-asian="normal" style:font-weight-complex="normal"/>
    </style:style>
    <style:style style:name="T23" style:family="text">
      <style:text-properties fo:font-weight="normal" officeooo:rsid="00159954" style:font-weight-asian="normal" style:font-weight-complex="normal"/>
    </style:style>
    <style:style style:name="T24" style:family="text">
      <style:text-properties style:font-name="Arial" fo:font-weight="bold" officeooo:rsid="000c6bc9" style:font-weight-asian="bold" style:font-weight-complex="bold"/>
    </style:style>
    <style:style style:name="T25" style:family="text">
      <style:text-properties style:font-name="Arial" fo:font-weight="normal" officeooo:rsid="000c6bc9" style:font-weight-asian="normal" style:font-weight-complex="normal"/>
    </style:style>
    <style:style style:name="T26" style:family="text">
      <style:text-properties style:font-name="Arial" fo:font-weight="normal" officeooo:rsid="000ddd19" style:font-weight-asian="normal" style:font-weight-complex="normal"/>
    </style:style>
    <style:style style:name="T27" style:family="text">
      <style:text-properties style:font-name="Arial" fo:font-weight="normal" officeooo:rsid="00166e36" style:font-weight-asian="normal" style:font-weight-complex="normal"/>
    </style:style>
    <style:style style:name="T28" style:family="text">
      <style:text-properties style:text-underline-style="none" officeooo:rsid="000ddd19"/>
    </style:style>
    <style:style style:name="T29" style:family="text">
      <style:text-properties officeooo:rsid="000ddd19"/>
    </style:style>
    <style:style style:name="T30" style:family="text">
      <style:text-properties fo:font-style="normal" officeooo:rsid="00054a13" style:font-style-asian="normal" style:font-style-complex="normal"/>
    </style:style>
    <style:style style:name="T31" style:family="text">
      <style:text-properties fo:font-style="normal" officeooo:rsid="000ff8dc" style:font-style-asian="normal" style:font-style-complex="normal"/>
    </style:style>
    <style:style style:name="T32" style:family="text">
      <style:text-properties fo:font-style="normal" officeooo:rsid="000e479c" style:font-style-asian="normal" style:font-style-complex="normal"/>
    </style:style>
    <style:style style:name="T33" style:family="text">
      <style:text-properties fo:font-style="normal" officeooo:rsid="00159954" style:font-style-asian="normal" style:font-style-complex="normal"/>
    </style:style>
    <style:style style:name="T34" style:family="text">
      <style:text-properties fo:color="#000000" officeooo:rsid="000ff8dc"/>
    </style:style>
    <style:style style:name="T35" style:family="text">
      <style:text-properties fo:color="#000000" officeooo:rsid="00148b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Fluxo normal para criação de uma entidade:</text:p>
      <text:p text:style-name="P2"/>
      <text:p text:style-name="P2"/>
      <text:p text:style-name="P3">Uma entidade possui atributos a fim de identificar e torná-la única.</text:p>
      <text:p text:style-name="P3"/>
      <text:p text:style-name="P3"/>
      <text:p text:style-name="P20"><text:span text:style-name="T7"><text:tab/>No cadastro de Entidade esses são os atributos que serão apresentados para preenchimento:</text:span> </text:p>
      <text:p text:style-name="P14"/>
      <text:list xml:id="list4970541334648717353" text:style-name="L2">
        <text:list-item>
          <text:p text:style-name="P39">CPF/CN<text:span text:style-name="T8">PJ</text:span>;</text:p>
        </text:list-item>
        <text:list-item>
          <text:p text:style-name="P40">Nome/Razão;</text:p>
        </text:list-item>
        <text:list-item>
          <text:p text:style-name="P40">Nome Fantasia;</text:p>
        </text:list-item>
        <text:list-item>
          <text:p text:style-name="P39">Natureza <text:span text:style-name="T9">Jurídica</text:span>;</text:p>
        </text:list-item>
        <text:list-item>
          <text:p text:style-name="P39">Atividade;</text:p>
        </text:list-item>
        <text:list-item>
          <text:p text:style-name="P39">Segmento Mercado;</text:p>
        </text:list-item>
        <text:list-item>
          <text:p text:style-name="P40">Data de Nascimento/Fundação;</text:p>
        </text:list-item>
        <text:list-item>
          <text:p text:style-name="P40">Tipo de entidade;</text:p>
        </text:list-item>
        <text:list-item>
          <text:p text:style-name="P41">Observações;</text:p>
        </text:list-item>
        <text:list-item>
          <text:p text:style-name="P42">Relação<text:span text:style-name="T10">;</text:span></text:p>
        </text:list-item>
        <text:list-item>
          <text:p text:style-name="P43">Detalhes.</text:p>
        </text:list-item>
      </text:list>
      <text:p text:style-name="P4"/>
      <text:p text:style-name="P11"/>
      <text:p text:style-name="P15">O primeiro atributo deve ser Único, ou seja, não deve existir mais nenhum cadastro com esse atributo. Como lidamos com entidade genérica, temos que atender es<text:span text:style-name="T7">t</text:span>as duas entradas: pessoas físicas, pessoas jurídicas. O CPF ou CNPJ deve ser <text:span text:style-name="T11">o primeiro atributo</text:span> informado e o sistema não pode permitir novo cadastro, caso este já esteja em seu Banco de Dados. Após essa validação e confirmado que será uma nova entidade, temos que continuar com as atribuições da entidade. </text:p>
      <text:p text:style-name="P16"/>
      <text:p text:style-name="P22"><text:tab/>Durante o processo de cadastro é necessário informar essas informações para gerar uma entidade; Esse é o fluxo normal de criação, um CPF/CNPJ não antes cadastrado é informado e em seguida são fornecidos dados que serão atribuídos a entidade final. Como vemos tem dois campos que possuem “Múltiplos atributos”, mas na verdade:</text:p>
      <text:p text:style-name="P15"/>
      <text:p text:style-name="P20"><text:span text:style-name="T13">Nome/Razão</text:span><text:span text:style-name="T6">: Como o campo tem mesma finalidade não gera problemas. O nome é quando a entidade esta cadastrando um CPF. Caso a entidade receba um CNPJ será a Razão.</text:span></text:p>
      <text:p text:style-name="P19"/>
      <text:p text:style-name="P19"><text:span text:style-name="T13">Data de Nascimento/Fundação: </text:span><text:span text:style-name="T6">Como o campo é uma data, pode ser guardado o nascimento de uma pessoa física ou a data de fundação de uma empresa.</text:span></text:p>
      <text:p text:style-name="P19"/>
      <text:p text:style-name="P21"/>
      <text:p text:style-name="P23"><text:tab/>Comentado um pouco sobre os demais campos temos:</text:p>
      <text:p text:style-name="P19"/>
      <text:p text:style-name="P19"/>
      <text:p text:style-name="P24">Tipo de entidade: <text:span text:style-name="T15">Esse campo será representado por um número inteiro que associa a entidade a algum tipo. Por exemplo: </text:span><text:span text:style-name="T16">0=Pessoa Física, 1=Pessoa Jurídica, 2=Órgão Público, 3=…;</text:span></text:p>
      <text:p text:style-name="P24"/>
      <text:p text:style-name="P24"><text:soft-page-break/></text:p>
      <text:p text:style-name="P24"><text:span text:style-name="T1">R</text:span>elação:<text:span text:style-name="T15"> Esse campo também representado por um número inteiro explicitará qual a relação que essa nova entidade terá com o sistema. O sistema permite que se estabeleça mais de uma relação por entidade. Por exemplo: </text:span><text:span text:style-name="T17">1=Cliente, 2=Fornecedor, 3=Funcionário, 4=Transportador, 5=Banco, 6=Representante</text:span><text:span text:style-name="T15">;</text:span></text:p>
      <text:p text:style-name="P29"/>
      <text:p text:style-name="P31"><text:span text:style-name="T14">Natureza Jurídica:</text:span><text:span text:style-name="T18"> Se referi a tabela de natureza jurídica da Receita federal.</text:span></text:p>
      <text:p text:style-name="P29"/>
      <text:p text:style-name="P33"><text:span text:style-name="T24">Atividade</text:span><text:span text:style-name="T25">: </text:span><text:span text:style-name="T26">Esse campo representa a atividade exercida pela entidade, será representado por um ou mais números </text:span><text:span text:style-name="T27">em formato de string</text:span><text:span text:style-name="T26">, já que se pode exercer múltiplas atividade. Por exemplo: 0=Consumidor, 1=Comércio, 2=Serviços, 3=Indústria, 4=Transporte, 5=Importação, 6=Exportação, 7=Produção Rural, 8=Extrativista…</text:span><text:span text:style-name="T15"> </text:span></text:p>
      <text:p text:style-name="P29"/>
      <text:p text:style-name="P32"><text:span text:style-name="T12">Segmento</text:span><text:span text:style-name="T15">: </text:span><text:span text:style-name="T19">Segmento será o campo que representará qual o ramo de atuação da entidade. Por exemplo: Pizzaria, Supermercado, Farmácia, etc.</text:span></text:p>
      <text:p text:style-name="P27"/>
      <text:p text:style-name="P25"><text:span text:style-name="T7">Observações</text:span>:<text:span text:style-name="T15"> Esse campo é capaz de armazenar informações adicionais sobre as entidades é nele que serão gradadas informações cujo os demais campos n abrangem. Possibilitando informações diferentes para entidades diferentes. Por exemplo: Em um cadastro de fornecedor precisa</text:span><text:span text:style-name="T20"> </text:span><text:span text:style-name="T15">ser </text:span><text:span text:style-name="T20">informado</text:span><text:span text:style-name="T15"> que esse fornecedor não funciona durante o mês de janeiro, ou em um cadastro de cliente devê se informar que ele não recebe ligações aos sábados</text:span></text:p>
      <text:p text:style-name="P28"/>
      <text:p text:style-name="P26"><text:span text:style-name="T28">Detalhes</text:span><text:span text:style-name="T29">: </text:span><text:span text:style-name="T19">Esse campo é uma “válvula de escape” para solucionar problemas sem ter q alterar toda a estrutura da base de dados, </text:span><text:span text:style-name="T21">é um campo extra</text:span><text:span text:style-name="T19">.</text:span></text:p>
      <text:p text:style-name="P30"/>
      <text:p text:style-name="P29"/>
      <text:p text:style-name="P31"><text:span text:style-name="T18"><text:tab/></text:span><text:span text:style-name="T22">Para concluir o cadastro será necessário o preenchimento dos campos obrigatórios, estes são:</text:span></text:p>
      <text:p text:style-name="P5"/>
      <text:list xml:id="list4987355694229063860" text:style-name="L3">
        <text:list-item>
          <text:p text:style-name="P44">Tipo Entidade</text:p>
        </text:list-item>
        <text:list-item>
          <text:p text:style-name="P44">C<text:span text:style-name="T8">PF/CNPJ;</text:span></text:p>
        </text:list-item>
        <text:list-item>
          <text:p text:style-name="P44">Nome/Razão;</text:p>
        </text:list-item>
        <text:list-item>
          <text:p text:style-name="P44">Nome Fantasia;</text:p>
        </text:list-item>
        <text:list-item>
          <text:p text:style-name="P44">Nascimento/Fundação;</text:p>
        </text:list-item>
      </text:list>
      <text:p text:style-name="P6"/>
      <text:p text:style-name="P7"><text:span text:style-name="T22"><text:tab/>Contudo durante o cadastro os outros atributos estarão presentes na tela de cadastro, </text:span><text:span text:style-name="T23">e</text:span><text:span text:style-name="T22"> se o cadastrante preferir ele pode não preenchê-los </text:span><text:span text:style-name="T30">Depois de todos esses atributos serem declarados a nossa entidade já é inidentificável.</text:span></text:p>
      <text:p text:style-name="P8"/>
      <text:p text:style-name="P7"><text:span text:style-name="T30"><text:tab/> </text:span><text:span text:style-name="T31">A </text:span><text:span text:style-name="T32">entidade ainda possui campos que podem ser acessado</text:span><text:span text:style-name="T31">s e alterados</text:span><text:span text:style-name="T32"> apensa por quem possuir nível de acesso suficiente. </text:span><text:span text:style-name="T33">E</text:span><text:span text:style-name="T31">sses campos </text:span><text:span text:style-name="T33">não estão na tela de cadastro, e são</text:span><text:span text:style-name="T31">:</text:span></text:p>
      <text:p text:style-name="P9"/>
      <text:list xml:id="list1404831809343919079" text:style-name="L4">
        <text:list-item>
          <text:p text:style-name="P47">Rota Entrega;</text:p>
        </text:list-item>
        <text:list-item>
          <text:p text:style-name="P47">Regime Tributário;</text:p>
        </text:list-item>
        <text:list-item>
          <text:p text:style-name="P45"><text:span text:style-name="T34">Observações Tributarias N</text:span><text:span text:style-name="T35">ota </text:span><text:span text:style-name="T34">F</text:span><text:span text:style-name="T35">iscal</text:span><text:span text:style-name="T34">;</text:span></text:p>
        </text:list-item>
        <text:list-item>
          <text:p text:style-name="P49">Destino de Compra;</text:p>
        </text:list-item>
        <text:list-item>
          <text:p text:style-name="P48">Situação do Cadastro;</text:p>
        </text:list-item>
      </text:list>
      <text:p text:style-name="P3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8:08:07.637000000</meta:creation-date>
    <dc:date>2017-07-14T16:54:20.674000000</dc:date>
    <meta:editing-duration>PT43S</meta:editing-duration>
    <meta:editing-cycles>2</meta:editing-cycles>
    <meta:generator>LibreOffice/4.4.6.3$Windows_x86 LibreOffice_project/e8938fd3328e95dcf59dd64e7facd2c7d67c704d</meta:generator>
    <meta:document-statistic meta:table-count="0" meta:image-count="0" meta:object-count="0" meta:page-count="2" meta:paragraph-count="40" meta:word-count="591" meta:character-count="3766" meta:non-whitespace-character-count="3224"/>
  </office:meta>
</office:document-meta>
</file>